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30" calcext:value-type="float">
            <text:p>63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6-03" calcext:value-type="date">
            <text:p>03/06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7-03" calcext:value-type="date">
            <text:p>03/07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8-04" calcext:value-type="date">
            <text:p>04/08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10-01" calcext:value-type="date">
            <text:p>01/10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5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5:56:05.619457200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5:56:05.627133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2:04</meta:creation-date>
    <dc:date>2025-10-07T15:56:38.514137000</dc:date>
    <meta:print-date>2025-01-02T18:05:13.032000000</meta:print-date>
    <dc:language>pt-PT</dc:language>
    <meta:editing-cycles>579</meta:editing-cycles>
    <meta:editing-duration>P1DT8H9M35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